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Single Sing-On</text:span></text:p>
          </draw:text-box>
        </draw:frame>
        <draw:frame draw:name="Shape 60" presentation:style-name="pr2" draw:text-style-name="P3" draw:layer="layout" svg:width="22.563cm" svg:height="3.494cm" svg:x="1.418cm" svg:y="8.84cm" presentation:class="subtitle" presentation:user-transformed="true">
          <draw:text-box>
            <text:p text:style-name="P1"><text:span text:style-name="T2">Luka Pejović</text:span><text:span text:style-name="T2"><text:line-break/></text:span><text:span text:style-name="T2">Sumejja Porča</text:span></text:p>
            <text:p text:style-name="P1"><text:span text:style-name="T2">Malik Koljenović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zvoj projekta i problemi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azvoj projekta i problemi</text:span></text:p>
          </draw:text-box>
        </draw:frame>
        <draw:frame draw:name="Shape 6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Planiranje projekta - konceptualne ideje rješenja</text:span></text:p>
            <text:p text:style-name="P6"><text:span text:style-name="T4">Komunikacija sa svim timovima</text:span></text:p>
            <text:p text:style-name="P6"><text:span text:style-name="T4">Učenje novih tehnologija</text:span></text:p>
            <text:p text:style-name="P6"><text:span text:style-name="T4">Inicijalan plan bio da se rade procedure</text:span></text:p>
            <text:p text:style-name="P6"><text:span text:style-name="T4">Uloženo vrijeme u sigurnost</text:span></text:p>
            <text:p text:style-name="P6"><text:span text:style-name="T4">Frontend reusean</text:span></text:p>
            <text:p text:style-name="P6"><text:span text:style-name="T4">Pisanje dokumentacije</text:span></text:p>
            <text:p text:style-name="P6"><text:span text:style-name="T4">Integracija i konsultacije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8"><text:span text:style-name="T5">SSO smo dobro isplanirali i potrosili smo dosta vremena na pisanje dokumentacije da je i drugi timovi mogu koristiti i vidjeti da li im je rjesenje odgovarajuce</text:span></text:p>
                </text:list-item>
                <text:list-item>
                  <text:p text:style-name="P8"><text:span text:style-name="T5">Suradnja s timovima je bila otezana, bilo je samo par timova koji su se odmah javili - više puta smo morali poslati mail da bismo dobili konačan odgovor o saglasnosti da se koristi SSO projekat u svim ostalim projektima</text:span></text:p>
                </text:list-item>
                <text:list-item>
                  <text:p text:style-name="P8"><text:span text:style-name="T5">Sve urađene metode su morale imati detaljno opisanu dokumentaciju koja bi olakšala korištenje SSO api-a za sve ostale timove koji nisu bili uključeni u development</text:span></text:p>
                </text:list-item>
                <text:list-item>
                  <text:p text:style-name="P8"><text:span text:style-name="T5">Dosta vremena smo potrosili na ucenje nove WCF tehnologije koju je zahtijevao asistent. Sigurno bi brze uradili u drugim tehnologijama u kojima smo imali gotove komponente koje smo mogli ponovo iskoristiti.</text:span></text:p>
                </text:list-item>
                <text:list-item>
                  <text:p text:style-name="P8"><text:span text:style-name="T5">Radili zajedno s JAVA CV timom </text:span></text:p>
                </text:list-item>
                <text:list-item>
                  <text:p text:style-name="P8"><text:span text:style-name="T5">U početku planirano jedan dio raditi kao procedure - pa je čekanje na iste malo usporilo razvoj - na kraju se ispostavilo kao loša ideja super si se sjetila :)</text:span></text:p>
                </text:list-item>
                <text:list-item>
                  <text:p text:style-name="P8"><text:span text:style-name="T5">Frontend smo mnogo reusali od prethodnih web projekata</text:span></text:p>
                </text:list-item>
                <text:list-item>
                  <text:p text:style-name="P8"><text:span text:style-name="T5">Bili smo stalno (možete provjeriti) na raspoloaganju ostalim timovima vezano za bilo kakve nedoumice u korištenju i integrisanju SSO-a u njihove projekte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5.1.0.3$Linux_X86_64 LibreOffice_project/</meta:generator>
  </office:meta>
</office:document-meta>
</file>